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style:font-name="Source Sans Pro" officeooo:rsid="00173e2b" officeooo:paragraph-rsid="00173e2b"/>
    </style:style>
    <style:style style:name="P2" style:family="paragraph" style:parent-style-name="Standard">
      <style:text-properties style:font-name="Source Sans Pro" fo:font-size="48pt" officeooo:rsid="00173e2b" officeooo:paragraph-rsid="00173e2b" style:font-size-asian="48pt" style:font-size-complex="48pt"/>
    </style:style>
    <style:style style:name="P3" style:family="paragraph" style:parent-style-name="Standard">
      <style:text-properties style:font-name="Source Sans Pro" fo:font-style="italic" officeooo:rsid="00173e2b" officeooo:paragraph-rsid="00173e2b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Source Sans Pro" officeooo:paragraph-rsid="00173e2b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paragraph-rsid="00173e2b"/>
    </style:style>
    <style:style style:name="P6" style:family="paragraph" style:parent-style-name="Standard">
      <style:paragraph-properties fo:text-align="justify" style:justify-single-word="false"/>
      <style:text-properties style:font-name="Source Sans Pro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paragraph-rsid="0017d16b"/>
    </style:style>
    <style:style style:name="P8" style:family="paragraph" style:parent-style-name="Standard">
      <style:paragraph-properties fo:text-align="justify" style:justify-single-word="false"/>
      <style:text-properties style:font-name="Source Sans Pro" officeooo:paragraph-rsid="001977f5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paragraph-rsid="001dadce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rsid="0017d16b" officeooo:paragraph-rsid="0017d16b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Source Sans Pro" fo:font-size="16pt" fo:font-weight="bold" officeooo:rsid="0017d16b" officeooo:paragraph-rsid="0017d16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Source Sans Pro" fo:font-size="16pt" fo:font-weight="bold" officeooo:rsid="00173e2b" officeooo:paragraph-rsid="00173e2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Source Sans Pro" fo:font-size="16pt" fo:font-weight="bold" officeooo:rsid="001cbb36" officeooo:paragraph-rsid="001cbb36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rsid="00190f9a" officeooo:paragraph-rsid="00190f9a"/>
    </style:style>
    <style:style style:name="P16" style:family="paragraph" style:parent-style-name="Standard">
      <style:paragraph-properties fo:text-align="justify" style:justify-single-word="false"/>
      <style:text-properties style:font-name="Source Sans Pro" officeooo:rsid="00190f9a" officeooo:paragraph-rsid="001977f5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rsid="00190f9a" officeooo:paragraph-rsid="001977f5"/>
    </style:style>
    <style:style style:name="P18" style:family="paragraph" style:parent-style-name="Standard">
      <style:paragraph-properties fo:text-align="justify" style:justify-single-word="false"/>
      <style:text-properties style:font-name="Source Sans Pro" officeooo:rsid="001977f5" officeooo:paragraph-rsid="001977f5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rsid="001977f5" officeooo:paragraph-rsid="001977f5"/>
    </style:style>
    <style:style style:name="P20" style:family="paragraph" style:parent-style-name="Standard">
      <style:paragraph-properties fo:text-align="justify" style:justify-single-word="false"/>
      <style:text-properties style:font-name="Source Sans Pro" officeooo:rsid="001b3240" officeooo:paragraph-rsid="001b3240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Source Sans Pro" officeooo:rsid="001cbb36" officeooo:paragraph-rsid="001cbb36"/>
    </style:style>
    <style:style style:name="P22" style:family="paragraph" style:parent-style-name="Standard">
      <style:paragraph-properties fo:text-align="justify" style:justify-single-word="false"/>
      <style:text-properties style:font-name="Source Sans Pro" officeooo:rsid="001cbb36" officeooo:paragraph-rsid="001cbb36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Source Sans Pro" officeooo:rsid="001cbb36" officeooo:paragraph-rsid="001cbb36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officeooo:rsid="001cbb36" officeooo:paragraph-rsid="001cbb36"/>
    </style:style>
    <style:style style:name="P25" style:family="paragraph" style:parent-style-name="Standard">
      <style:paragraph-properties fo:text-align="center" style:justify-single-word="false"/>
      <style:text-properties style:font-name="Source Sans Pro" fo:font-weight="bold" officeooo:rsid="00272985" officeooo:paragraph-rsid="00272985" style:font-weight-asian="bold" style:font-weight-complex="bold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ource Sans Pro" fo:font-weight="bold" officeooo:paragraph-rsid="001dadce" style:font-weight-asian="bold" style:font-weight-complex="bold"/>
    </style:style>
    <style:style style:name="P27" style:family="paragraph" style:parent-style-name="Standard">
      <style:text-properties fo:color="#8d281e" loext:opacity="100%" style:font-name="Source Sans Pro" fo:font-size="48pt" fo:font-weight="bold" officeooo:rsid="00173e2b" officeooo:paragraph-rsid="00173e2b" style:font-size-asian="48pt" style:font-weight-asian="bold" style:font-size-complex="48pt" style:font-weight-complex="bold"/>
    </style:style>
    <style:style style:name="P28" style:family="paragraph" style:parent-style-name="Standard" style:list-style-name="L1">
      <style:text-properties style:font-name="Source Sans Pro" officeooo:rsid="00173e2b" officeooo:paragraph-rsid="00173e2b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Source Sans Pro" officeooo:rsid="001977f5" officeooo:paragraph-rsid="001977f5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Source Sans Pro" officeooo:rsid="001977f5" officeooo:paragraph-rsid="001b3240"/>
    </style:style>
    <style:style style:name="P31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Source Sans Pro" officeooo:rsid="001cbb36" officeooo:paragraph-rsid="001cbb36"/>
    </style:style>
    <style:style style:name="T1" style:family="text">
      <style:text-properties officeooo:rsid="00173e2b"/>
    </style:style>
    <style:style style:name="T2" style:family="text">
      <style:text-properties officeooo:rsid="0017d16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0f9a" style:font-style-asian="italic" style:font-style-complex="italic"/>
    </style:style>
    <style:style style:name="T5" style:family="text">
      <style:text-properties fo:font-style="italic" officeooo:rsid="00207027" style:font-style-asian="italic" style:font-style-complex="italic"/>
    </style:style>
    <style:style style:name="T6" style:family="text">
      <style:text-properties fo:font-style="italic" officeooo:rsid="00233510" style:font-style-asian="italic" style:font-style-complex="italic"/>
    </style:style>
    <style:style style:name="T7" style:family="text">
      <style:text-properties officeooo:rsid="00190f9a"/>
    </style:style>
    <style:style style:name="T8" style:family="text">
      <style:text-properties officeooo:rsid="001977f5"/>
    </style:style>
    <style:style style:name="T9" style:family="text">
      <style:text-properties officeooo:rsid="001b3240"/>
    </style:style>
    <style:style style:name="T10" style:family="text">
      <style:text-properties fo:color="#8d281e" loext:opacity="100%"/>
    </style:style>
    <style:style style:name="T11" style:family="text">
      <style:text-properties officeooo:rsid="001dadc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7027"/>
    </style:style>
    <style:style style:name="T14" style:family="text">
      <style:text-properties fo:color="#c9211e" loext:opacity="100%" officeooo:rsid="00207027"/>
    </style:style>
    <style:style style:name="T15" style:family="text">
      <style:text-properties fo:color="#c9211e" loext:opacity="100%" fo:font-style="italic" officeooo:rsid="00207027" style:font-style-asian="italic" style:font-style-complex="italic"/>
    </style:style>
    <style:style style:name="T16" style:family="text">
      <style:text-properties officeooo:rsid="0021f6c2"/>
    </style:style>
    <style:style style:name="T17" style:family="text">
      <style:text-properties officeooo:rsid="00233510"/>
    </style:style>
    <style:style style:name="T18" style:family="text">
      <style:text-properties officeooo:rsid="00250774"/>
    </style:style>
    <style:style style:name="T19" style:family="text">
      <style:text-properties officeooo:rsid="00269930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6993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72985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fo:font-style="italic" officeooo:rsid="00207027" style:font-style-asian="italic" style:font-style-complex="italic"/>
    </style:style>
    <style:style style:name="T24" style:family="text">
      <style:text-properties officeooo:rsid="0029a55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7">A</text:p>
      <text:p text:style-name="P1"/>
      <text:p text:style-name="P3">progetto artistico multidisciplinare</text:p>
      <text:p text:style-name="P3">a cura di</text:p>
      <text:p text:style-name="P1"/>
      <text:list xml:id="list1745885036" text:style-name="L1">
        <text:list-item>
          <text:p text:style-name="P28">Rossano Baronciani</text:p>
        </text:list-item>
        <text:list-item>
          <text:p text:style-name="P28">Camilla Basile</text:p>
        </text:list-item>
        <text:list-item>
          <text:p text:style-name="P28">Giuliano Del Sorbo</text:p>
        </text:list-item>
        <text:list-item>
          <text:p text:style-name="P28">Lucia Ferrati</text:p>
        </text:list-item>
        <text:list-item>
          <text:p text:style-name="P28">Davide Riboli</text:p>
        </text:list-item>
      </text:list>
      <text:p text:style-name="P1"/>
      <text:p text:style-name="P13"><text:span text:style-name="T10">A</text:span> come ARGO</text:p>
      <text:p text:style-name="P4"/>
      <text:p text:style-name="P5">ARGO è un gruppo di ricerca multidisciplinare <text:span text:style-name="T1">che </text:span>sperimenta nuovi linguaggi artistici attraverso la trasversalità e l'interdisciplinarità d<text:span text:style-name="T1">i metodi espressivi </text:span>tradizionali, forme <text:s/>contemporanee <text:span text:style-name="T2">e ambienti digitali</text:span>.</text:p>
      <text:p text:style-name="P5"/>
      <text:p text:style-name="P7">I luoghi della ricerca spaziano dal teatro alle arti figurative, dalla recitazione alla <text:span text:style-name="T3">performance</text:span>, dal <text:span text:style-name="T3">sound design</text:span> alle video installazioni. In particolare, è oggetto <text:span text:style-name="T2">centrale</text:span> di studio la contaminazione tra i diversi significanti delle arti, nonché le diverse modalità espressive che mettono in collegamento il virtuale e l'arte digitale con il patrimonio della cultura classica.</text:p>
      <text:p text:style-name="P7"/>
      <text:p text:style-name="P7"><text:span text:style-name="T2">Il gruppo</text:span> è ideato come un collettivo <text:span text:style-name="T2">a</text:span> struttura modulare che può ampliarsi e restringersi in base al progetto affrontato <text:span text:style-name="T2">ed è quindi</text:span> aperto a collaborazioni e partnership che condividano finalità e modalità dei progetti artistici intrapresi.</text:p>
      <text:p text:style-name="P7"/>
      <text:p text:style-name="P7"><text:span text:style-name="T2">Sono membri fondatori e permanenti di ARGO: </text:span>Rossano Baronciani, Camilla Basile, Giuliano Del Sorbo, Lucia Ferrati <text:span text:style-name="T1">e</text:span> Davide Riboli. </text:p>
      <text:p text:style-name="P7"/>
      <text:p text:style-name="P10"><text:span text:style-name="T12">Rossano Baronciani</text:span> è docente, saggista e drammaturgo. Collabora con la rivista «Autoportret» di Cracovia e con «Discorsi Fotografici Magazine» di Roma. Fra le sue pubblicazioni <text:span text:style-name="T3">Il tempo non esiste. L'uomo nell'eterno presente</text:span> (Effequ 2020), <text:span text:style-name="T3">La società pornografica</text:span> (Effequ 2016) e <text:span text:style-name="T3">Nella tana del bianconiglio. Saggio sulla mutazione digitale</text:span> (Effequ 2014). Come drammaturgo ha scritto, insieme a Davide Riboli e Francesco Calcagnini, l'opera teatrale <text:span text:style-name="T3">Impreparati</text:span> (titolo provvisorio) andata in scena il 9 maggio 2018 presso il teatro Rossini di Pesaro. Nel 2017 ha scritto il libretto <text:span text:style-name="T13">di </text:span><text:span text:style-name="T23">Pane, sale, sabbia</text:span><text:span text:style-name="T13">, </text:span>opera lirica composta da Carmine Emanuele Cella e rappresentata per la prima volta all'Opera di Kiev il 15 giugno 2017.</text:p>
      <text:p text:style-name="P10"/>
      <text:p text:style-name="P10"><text:span text:style-name="T12">Camilla Basile</text:span> <text:span text:style-name="T13">è</text:span> nata a Pesaro <text:span text:style-name="T13">e si </text:span>è laureata in <text:span text:style-name="T13">A</text:span>rchitettura al Politecnico di Milano. Vive a Pesaro e quando non si dedica alle quattro figlie Bianca, Rosa, Viola e Celeste organizza <text:s/>rappresentazioni e conferenze. Ha ricevuto <text:span text:style-name="T13">il</text:span> “Paul Harris Fellowship Award” dal Rotary Rossini per <text:span text:style-name="T13">l’</text:span>impegno svolto in ambito <text:span text:style-name="T3">fundr</text:span><text:span text:style-name="T5">a</text:span><text:span text:style-name="T3">ising</text:span>. <text:s/><text:span text:style-name="T13">Produce e cura la comunicazione di ARGO per</text:span> cui ha <text:span text:style-name="T13">anche organizzato la </text:span>rappresentazione <text:span text:style-name="T5">Una casa sul mare</text:span>.</text:p>
      <text:p text:style-name="P10"/>
      <text:p text:style-name="P10"><text:span text:style-name="T12">Giuliano Del Sorbo</text:span> <text:span text:style-name="T11">è </text:span>nato <text:span text:style-name="T24">ad</text:span> Aylesbury Bucks (Gran Bretagna<text:span text:style-name="T11">)</text:span>, <text:span text:style-name="T11">ma </text:span>vive e lavora a Pesaro <text:span text:style-name="T11">da anni</text:span>. Le sue opere sono esposte a New York, San Francisco, Parigi, Lione <text:span text:style-name="T11">e, in Italia,</text:span> <text:span text:style-name="T11">a </text:span>Bologna, Venezia, Treviso, Roma, Trento, Lecce, Milano e <text:span text:style-name="T11">diversi altri comuni</text:span>. Ha ideato la PainTheatre, azione pittorica in improvvisazione dal vivo <text:span text:style-name="T11">che </text:span>realizza in collaborazione con <text:s/>musicisti, attori, <text:span text:style-name="T11">ballerini e</text:span> <text:span text:style-name="T3">performers</text:span>. Negli ultimi anni <text:span text:style-name="T11">e con la collaborazione di amici alpinisti,</text:span> si è esibito anche in <text:span text:style-name="T3">performance</text:span> di Pittura Estrema realizzate su grandi tele sospese.</text:p>
      <text:p text:style-name="P10"/>
      <text:p text:style-name="P26"/>
      <text:p text:style-name="P26"/>
      <text:p text:style-name="P26"/>
      <text:p text:style-name="P26"/>
      <text:p text:style-name="P10"><text:soft-page-break/><text:span text:style-name="T12">Lucia Ferrati</text:span>, laureata in Lettere Moderne, dal ’94 svolge attività di lettrice, doppiatrice e <text:span text:style-name="T3">speaker</text:span>. È docente di laboratori di lettura ad alta voce. Ha all’attivo numerosissime letture sceniche in collaborazione con musicisti, artisti e studiosi di fama internazionale. Nel 2019 ha fondato a Pesaro (dove abita e vive) l’Associazione APS Le Voci dei Libri finalizzata alla promozione del libro e della lettura ad alta voce. Dal ’97 è ideatrice e progettista di rassegne e festival in collaborazione con enti pubblici e privati soprattutto nelle Marche e in Emilia Romagna. Dal 2010 al ‘21 per Amat è stata coordinatrice della Rete teatrale della provincia di Pesaro e Urbino. Dal 2020 collabora con la Fondazione Rossini.</text:p>
      <text:p text:style-name="P10"/>
      <text:p text:style-name="P10"><text:span text:style-name="T12">Davide Riboli</text:span><text:span text:style-name="T20">, </text:span><text:span text:style-name="T21">scrittore, </text:span><text:span text:style-name="T22">programmatore, </text:span><text:span text:style-name="T21">docente e artista multimediale, </text:span><text:span text:style-name="T18">ha collaborato con </text:span><text:span text:style-name="T17">Carmelo Bene per </text:span><text:span text:style-name="T19">circa dodici</text:span><text:span text:style-name="T17"> anni. Ha firmato decine di spettacoli teatrali tra regie liriche e di prosa. Ha </text:span><text:span text:style-name="T18">realizzato</text:span><text:span text:style-name="T17"> installazioni multimediali personali o per artisti amici. Tra queste, </text:span><text:span text:style-name="T6">Katakripsi</text:span><text:span text:style-name="T17">, creata insieme a Leonardo Sonnoli per l’artista greco Dimitris Alithinos, </text:span><text:span text:style-name="T19">è stata</text:span><text:span text:style-name="T18"> ospitata alla Biennale di Venezia del 1997. Ha scritto e scrive racconti, saggi e drammaturgie multimediali. Ha tenuto corsi di composizione multimediale presso la Facoltà di Design e Arti dell’università IUAV di Venezia, l’Accademia di Belle Arti di Urbino, il Conservatorio Rossini di Pesaro e gli ISIA di Faenza e Urbino.</text:span></text:p>
      <text:p text:style-name="P12"><text:span text:style-name="T10">A</text:span> come Alfredo</text:p>
      <text:p text:style-name="P6"/>
      <text:p text:style-name="P9">A è un'opera di Rossano Baronciani liberamente ispirata alle cronache italiane ed ai fatti occorsi ad Alfredo Rampi tra il 10 e il 13 giugno 1981.</text:p>
      <text:p text:style-name="P9"/>
      <text:p text:style-name="P11">La prima versione del testo è stata pubblicata nel <text:span text:style-name="T7">volume </text:span><text:span text:style-name="T4">Il tempo non esiste</text:span><text:span text:style-name="T7"> edito nel 2020 dalla casa editrice </text:span><text:span text:style-name="T16">E</text:span><text:span text:style-name="T7">ffequ.</text:span></text:p>
      <text:p text:style-name="P9"/>
      <text:p text:style-name="P15">Una successiva evoluzione in forma di partitura per voci recitanti e strumentazione digitale è divenuta occasione di indagine e sperimentazione tanto in campo compositivo che performativo.</text:p>
      <text:p text:style-name="P15"/>
      <text:p text:style-name="P17">A partire da questo secondo testo e al termine di un percorso di ricerca stimabile in circa un anno, <text:s/>ARGO produrrà una serie di artefatti e interventi di carattere artistico e critico che culmineranno in <text:span text:style-name="T8">una installazione multimediale ed in </text:span>un momento performativo finale. <text:span text:style-name="T8">Più specificatamente, ARGO prevede la produzione di:</text:span></text:p>
      <text:p text:style-name="P17"/>
      <text:list xml:id="list3817191200" text:style-name="L2">
        <text:list-item>
          <text:p text:style-name="P29">opere fisiche di Giuliano Del Sorbo;</text:p>
        </text:list-item>
        <text:list-item>
          <text:p text:style-name="P29">opere digitali in realtà virtuale (autenticità certificata via NFT) di Giuliano Del Sorbo;</text:p>
        </text:list-item>
        <text:list-item>
          <text:p text:style-name="P29">composizione per voce e strumentazione digitale a cura di Lucia Ferrati e Davide Riboli;</text:p>
        </text:list-item>
        <text:list-item>
          <text:p text:style-name="P29">installazione multimediale a cura di tutto il gruppo;</text:p>
        </text:list-item>
        <text:list-item>
          <text:p text:style-name="P30">momento performativo, a cura di tutto il gruppo;</text:p>
        </text:list-item>
        <text:list-item>
          <text:p text:style-name="P30">volume (cartaceo e digitale) che testimoni la ricerca e raccolga i contributi critici degli autori e di altri studiosi in ambito artistico e antropologico;</text:p>
        </text:list-item>
        <text:list-item>
          <text:p text:style-name="P30"><text:span text:style-name="T9">archivio digitale accessibile via internet di tutto quanto esposto nei punti precedenti</text:span>.</text:p>
        </text:list-item>
      </text:list>
      <text:p text:style-name="P19"/>
      <text:p text:style-name="P19">Tutti i componenti del gruppo, sono inoltre disponibili, sia insieme che singolarmente, per conferenze e workshop inerenti ai temi e ai metodi della ricerca in corso. </text:p>
      <text:p text:style-name="P14"><text:span text:style-name="T10">A</text:span> come a Pesaro</text:p>
      <text:p text:style-name="P21"/>
      <text:p text:style-name="P24">Tutti i componenti di ARGO sono pesaresi di nascita o d’adozione e a Pesaro vivono e operano. Alla città, attraverso le istituzioni dell’Assessorato alla Bellezza e della Fondazione Pescheria, ARGO chiede:</text:p>
      <text:p text:style-name="P24"/>
      <text:list xml:id="list4059263085" text:style-name="L3">
        <text:list-item>
          <text:p text:style-name="P31">patrocinio dell’operazione <text:s/>(forma da concordarsi);</text:p>
        </text:list-item>
        <text:list-item>
          <text:p text:style-name="P31">disponibilità della “Pescheria” per installazione e performance (date da concordarsi);</text:p>
        </text:list-item>
        <text:list-item>
          <text:p text:style-name="P31">disponibilità della “Pescheria” per eventuali incontri o workshop concordati;</text:p>
        </text:list-item>
        <text:list-item>
          <text:p text:style-name="P31">sostegno nella comunicazione dell’iniziativa (conferenza stampa, manifesti, internet).</text:p>
        </text:list-item>
      </text:list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https://<text:span text:style-name="T10">a</text:span>rg.ooo</text:p>
      <text:p text:style-name="P21"/>
      <text:p text:style-name="P21"/>
      <text:p text:style-name="P18"/>
      <text:p text:style-name="P20"/>
      <text:p text:style-name="P18"><text:s text:c="2"/></text:p>
      <text:p text:style-name="P16"/>
      <text:p text:style-name="P16"/>
      <text:p text:style-name="P16"/>
      <text:p text:style-name="P16"/>
      <text:p text:style-name="P16"/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5:54:53.823000000</meta:creation-date>
    <dc:date>2021-11-12T10:59:01.809000000</dc:date>
    <meta:editing-duration>PT21M22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6" meta:paragraph-count="39" meta:word-count="967" meta:character-count="6323" meta:non-whitespace-character-count="5400"/>
  </office:meta>
</office:document-meta>
</file>